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0117f2" fo:background-color="transparent" style:font-size-asian="12pt" style:font-weight-asian="normal" style:font-name-complex="Times New Roman" style:font-size-complex="12pt" style:font-weight-complex="normal"/>
    </style:style>
    <style:style style:name="P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officeooo:paragraph-rsid="000117f2" style:font-style-asian="italic" style:font-name-complex="Times New Roman" style:font-style-complex="italic"/>
    </style:style>
    <style:style style:name="P3"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officeooo:paragraph-rsid="000117f2" style:font-name-complex="Times New Roman"/>
    </style:style>
    <style:style style:name="P4" style:family="paragraph" style:parent-style-name="Text_20_body">
      <style:paragraph-properties fo:margin-left="0in" fo:margin-right="0in" fo:margin-top="0in" fo:margin-bottom="0in" loext:contextual-spacing="false" fo:line-height="100%" fo:text-indent="0in" style:auto-text-indent="false"/>
      <style:text-properties officeooo:paragraph-rsid="000117f2"/>
    </style:style>
    <style:style style:name="P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normal" officeooo:rsid="0026838e" officeooo:paragraph-rsid="000117f2" style:font-size-asian="12pt" style:font-weight-asian="normal" style:font-name-complex="Times New Roman" style:font-size-complex="12pt"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text-properties fo:font-style="italic" officeooo:rsid="028d2922" officeooo:paragraph-rsid="000117f2" style:font-style-asian="italic" style:font-style-complex="italic"/>
    </style:style>
    <style:style style:name="T1" style:family="text">
      <style:text-properties style:use-window-font-color="true" style:font-name="Times New Roman" fo:language="en" fo:country="GB" style:font-name-complex="Times New Roman"/>
    </style:style>
    <style:style style:name="T2" style:family="text">
      <style:text-properties style:use-window-font-color="true" style:font-name="Times New Roman" fo:language="en" fo:country="GB" officeooo:rsid="034881ea" style:font-name-complex="Times New Roman"/>
    </style:style>
    <style:style style:name="T3"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4" style:family="text">
      <style:text-properties style:use-window-font-color="true" style:text-position="super 58%" style:font-name="Times New Roman" fo:language="en" fo:country="GB" style:font-name-complex="Times New Roman"/>
    </style:style>
    <style:style style:name="T5"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6" style:family="text">
      <style:text-properties officeooo:rsid="034881ea"/>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6a466" style:font-size-asian="12pt" style:font-weight-asian="normal" style:font-name-complex="Times New Roman"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udy sites</text:p>
      <text:p text:style-name="P3">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2"/>
      <text:p text:style-name="P2"><text:bookmark text:name="experimental-design"/>Experimental design</text:p>
      <text:p text:style-name="P4"><text:span text:style-name="T1">Within a radius of 3 km from the village, we selected six experimental gardens (blocks) 3-5 years old, each covering an area of approximately 400 m</text:span><text:span text:style-name="T4">2</text:span><text:span text:style-name="T1">, separated by a minimal distance of 200 m. To ensure unified conditions for the initial succession within each block, we cleared all aboveground vegetation and removed all the rocks and dead wood so that bare soil covered ≥95% of each plot. We also removed, without tillage, all </text:span><text:span text:style-name="T2">visible</text:span><text:span text:style-name="T1"> stumps, and tree roots from the top 30 cm of soil to prevent re-sprouting. These preparations were </text:span><text:span text:style-name="T2">expected</text:span><text:span text:style-name="T1"> to have little effect on the seed bank and soil conditions (Chazdon, 2014). </text:span></text:p>
      <text:p text:style-name="P3"/>
      <text:p text:style-name="P3">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
      <text:p text:style-name="P3">Control (C) was sprayed weekly with an appropriate amount of water to simulate application of water solution of pesticides and fungicides. In order to account for the possible effect of fencing used in I, P, H1 and H2 treatments (see below) a 50 cm high dummy plastic fence with a 10</text:p>
      <text:p text:style-name="P3"/>
      <text:p text:style-name="P3"><text:soft-page-break/>Within each of the six blocks, <text:span text:style-name="T6">two</text:span> 5x5 m experimental plots were established, resulting in <text:span text:style-name="T6">12</text:span> experimental plots in total. Individual plots were separated by <text:span text:style-name="T6">at least</text:span> 1 m <text:span text:style-name="T6">distance</text:span>. We cleared 3 m wide margins around each (approximately rectangular) block to minimize the effects of the surrounding forest edge on micro-climatic conditions within the plots. A control plot and e<text:span text:style-name="T6">xclosure plot</text:span> were randomly assigned within each block according to a randomized design (Fig. S1, Supporting Information). <text:span text:style-name="T6">Regeneration was allowed to proceed undisturbed</text:span> for 12 months, <text:span text:style-name="T6">with the minimal maintenance within the plots.</text:span></text:p>
      <text:p text:style-name="P3"/>
      <text:p text:style-name="P2"/>
      <text:p text:style-name="P4"><text:span text:style-name="T3">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5">2 </text:span><text:span text:style-name="T3">g</text:span><text:span text:style-name="T5">-1</text:span><text:span text:style-name="T3">)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5"/>
      <text:p text:style-name="P6"><text:span text:style-name="T8">S</text:span><text:span text:style-name="T7">tatistical analysis</text:span></text:p>
      <text:p text:style-name="P4"><text:span text:style-name="T8">For all herbivore species we evaluated </text:span><text:span text:style-name="T9">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9">(Poisot et al., 2011)</text:span><text:reference-mark-end text:name="ZOTERO_ITEM CSL_CITATION {&quot;citationID&quot;:&quot;d4z6SCvA&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7uaA29Lt4F"/><text:span text:style-name="T9">.</text:span></text:p>
      <text:p text:style-name="P1">We evaluated diet switching abilities of spe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3:51:17.605006427</meta:creation-date>
    <dc:date>2020-12-29T13:51:41.335572337</dc:date>
    <meta:editing-duration>PT24S</meta:editing-duration>
    <meta:editing-cycles>1</meta:editing-cycles>
    <meta:document-statistic meta:table-count="0" meta:image-count="0" meta:object-count="0" meta:page-count="2" meta:paragraph-count="11" meta:word-count="972" meta:character-count="6172" meta:non-whitespace-character-count="5210"/>
    <meta:generator>LibreOffice/6.1.6.3$Linux_X86_64 LibreOffice_project/10$Build-3</meta:generator>
  </office:meta>
</office:document-meta>
</file>